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cfdfe" draw:textarea-horizontal-align="justify" draw:textarea-vertical-align="middle" draw:auto-grow-height="false" fo:min-height="1.621cm" fo:min-width="3.276cm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145cm" fo:min-width="6.07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fcfdfe" draw:textarea-horizontal-align="justify" draw:textarea-vertical-align="middle" draw:auto-grow-height="false" fo:min-height="0.648cm" fo:min-width="0.84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859cm" fo:min-width="1.498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cfdfe" draw:textarea-horizontal-align="justify" draw:textarea-vertical-align="middle" draw:auto-grow-height="false" fo:min-height="0.957cm" fo:min-width="0.77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cfdfe" draw:textarea-horizontal-align="justify" draw:textarea-vertical-align="middle" draw:auto-grow-height="false" fo:min-height="1.637cm" fo:min-width="3.292cm" fo:padding-top="0.134cm" fo:padding-bottom="0.134cm" fo:padding-left="0.259cm" fo:padding-right="0.259cm"/>
    </style:style>
    <style:style style:name="gr8" style:family="graphic" style:parent-style-name="standard">
      <style:graphic-properties svg:stroke-color="#000000" draw:fill-color="#fcfdfe" draw:textarea-horizontal-align="justify" draw:textarea-vertical-align="middle" draw:auto-grow-height="false" fo:min-height="1.008cm" fo:min-width="2.016cm"/>
    </style:style>
    <style:style style:name="gr9" style:family="graphic" style:parent-style-name="standard">
      <style:graphic-properties svg:stroke-color="#000000" draw:fill-color="#fcfdfe" draw:textarea-horizontal-align="justify" draw:textarea-vertical-align="middle" draw:auto-grow-height="false" fo:min-height="1.316cm" fo:min-width="1.278cm"/>
    </style:style>
    <style:style style:name="P1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2" style:family="paragraph">
      <loext:graphic-properties draw:fill-color="#fcfdfe"/>
      <style:paragraph-properties fo:margin-left="0cm" fo:margin-right="0cm" fo:margin-top="0cm" fo:margin-bottom="0.353cm" fo:line-height="115%" fo:text-align="center" fo:text-indent="0cm" style:text-autospace="none"/>
    </style:style>
    <style:style style:name="P3" style:family="paragraph">
      <loext:graphic-properties draw:fill-color="#fcfdfe" draw:opacity="100%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cfdfe"/>
      <style:paragraph-properties fo:text-align="center"/>
      <style:text-properties fo:font-size="8pt"/>
    </style:style>
    <style:style style:name="P6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cfdfe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0" style:family="paragraph">
      <loext:graphic-properties draw:fill-color="#fcfdfe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1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2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3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8pt" style:font-name-asian="SimSun" style:font-size-asian="8pt" style:font-name-complex="Calibri" style:font-size-complex="8pt" style:language-complex="ar" style:country-complex="SA"/>
    </style:style>
    <style:style style:name="P14" style:family="paragraph">
      <loext:graphic-properties draw:fill-color="#fcfdf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SimSu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14.378cm" svg:y="7.94cm">
          <text:p text:style-name="P1"><text:span text:style-name="T1">DistributionFlowEl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3.429cm" svg:x="22.473cm" svg:y="3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27cm" svg:x="22.627cm" svg:y="5.627cm">
          <text:p text:style-name="P4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24.886cm" svg:y="5.627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26.945cm" svg:y="5.627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032cm" svg:height="1.143cm" svg:x="22.6cm" svg:y="3.776cm">
          <text:p text:style-name="P1"><text:span text:style-name="T3">T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24.759cm" svg:y="3.776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26.918cm" svg:y="3.776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23.616cm" svg:y1="5.681cm" svg:x2="23.616cm" svg:y2="4.919cm">
          <text:p/>
        </draw:line>
        <draw:line draw:style-name="gr5" draw:text-style-name="P7" draw:layer="layout" svg:x1="25.802cm" svg:y1="5.681cm" svg:x2="25.802cm" svg:y2="4.919cm">
          <text:p/>
        </draw:line>
        <draw:line draw:style-name="gr5" draw:text-style-name="P7" draw:layer="layout" svg:x1="27.961cm" svg:y1="5.681cm" svg:x2="27.961cm" svg:y2="4.919cm">
          <text:p/>
        </draw:line>
        <draw:line draw:style-name="gr5" draw:text-style-name="P7" draw:layer="layout" svg:x1="16.248cm" svg:y1="7.975cm" svg:x2="16.248cm" svg:y2="6.959cm">
          <text:p/>
        </draw:line>
        <draw:custom-shape draw:style-name="gr6" draw:text-style-name="P8" draw:layer="layout" svg:width="2.54cm" svg:height="2.413cm" svg:x="20.077cm" svg:y="7.699cm">
          <text:p text:style-name="P4"><text:span text:style-name="T5">IsObj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2.54cm" svg:height="2.413cm" svg:x="9.778cm" svg:y="7.699cm">
          <text:p text:style-name="P4"><text:span text:style-name="T5">IsObj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14.335cm" svg:y1="8.869cm" svg:x2="12.303cm" svg:y2="8.869cm">
          <text:p/>
        </draw:line>
        <draw:line draw:style-name="gr5" draw:text-style-name="P7" draw:layer="layout" svg:x1="18.145cm" svg:y1="8.869cm" svg:x2="20.05cm" svg:y2="8.869cm">
          <text:p/>
        </draw:line>
        <draw:custom-shape draw:style-name="gr7" draw:text-style-name="P10" xml:id="id3" draw:id="id3" draw:layer="layout" svg:width="3.81cm" svg:height="1.905cm" svg:x="23.987cm" svg:y="7.858cm">
          <text:p text:style-name="P9"><text:span text:style-name="T1">FlowStorageDe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3.81cm" svg:height="1.905cm" svg:x="4.778cm" svg:y="7.94cm">
          <text:p text:style-name="P9"><text:span text:style-name="T1">DistributionFlowElement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763cm" svg:y1="8.869cm" svg:x2="8.62cm" svg:y2="8.869cm">
          <text:p/>
        </draw:line>
        <draw:line draw:style-name="gr5" draw:text-style-name="P7" draw:layer="layout" svg:x1="22.59cm" svg:y1="8.869cm" svg:x2="23.86cm" svg:y2="8.869cm">
          <text:p/>
        </draw:line>
        <draw:custom-shape draw:style-name="gr2" draw:text-style-name="P3" draw:layer="layout" svg:width="6.604cm" svg:height="3.429cm" svg:x="3.373cm" svg:y="3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27cm" svg:x="3.527cm" svg:y="5.627cm">
          <text:p text:style-name="P4"><text:span text:style-name="T2"><text:s/></text:span><text:span text:style-name="T6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5.786cm" svg:y="5.627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7.845cm" svg:y="5.627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2.032cm" svg:height="1.143cm" svg:x="3.5cm" svg:y="3.776cm">
          <text:p text:style-name="P11"><text:span text:style-name="T7">Isolating Val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5.659cm" svg:y="3.776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7.818cm" svg:y="3.776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4.516cm" svg:y1="5.681cm" svg:x2="4.516cm" svg:y2="4.919cm">
          <text:p/>
        </draw:line>
        <draw:line draw:style-name="gr5" draw:text-style-name="P7" draw:layer="layout" svg:x1="6.702cm" svg:y1="5.681cm" svg:x2="6.702cm" svg:y2="4.919cm">
          <text:p/>
        </draw:line>
        <draw:line draw:style-name="gr5" draw:text-style-name="P7" draw:layer="layout" svg:x1="8.861cm" svg:y1="5.681cm" svg:x2="8.861cm" svg:y2="4.919cm">
          <text:p/>
        </draw:line>
        <draw:custom-shape draw:style-name="gr2" draw:text-style-name="P3" draw:layer="layout" svg:width="6.604cm" svg:height="3.429cm" svg:x="12.93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27cm" svg:x="13.092cm" svg:y="5.637cm">
          <text:p text:style-name="P4"><text:span text:style-name="T2"><text:s/></text:span><text:span text:style-name="T6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15.351cm" svg:y="5.637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17.41cm" svg:y="5.637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2.032cm" svg:height="1.143cm" svg:x="13.065cm" svg:y="3.786cm">
          <text:p text:style-name="P11"><text:span text:style-name="T7">Lockable</text:span></text:p>
          <text:p text:style-name="P11"><text:span text:style-name="T7"><text:s/></text:span><text:span text:style-name="T7">Sampling T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15.224cm" svg:y="3.786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17.383cm" svg:y="3.786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14.081cm" svg:y1="5.691cm" svg:x2="14.081cm" svg:y2="4.929cm">
          <text:p/>
        </draw:line>
        <draw:line draw:style-name="gr5" draw:text-style-name="P7" draw:layer="layout" svg:x1="16.267cm" svg:y1="5.691cm" svg:x2="16.267cm" svg:y2="4.929cm">
          <text:p/>
        </draw:line>
        <draw:line draw:style-name="gr5" draw:text-style-name="P7" draw:layer="layout" svg:x1="18.426cm" svg:y1="5.691cm" svg:x2="18.426cm" svg:y2="4.929cm">
          <text:p/>
        </draw:line>
        <draw:line draw:style-name="gr5" draw:text-style-name="P7" draw:layer="layout" svg:x1="6.688cm" svg:y1="7.98cm" svg:x2="6.688cm" svg:y2="6.964cm">
          <text:p/>
        </draw:line>
        <draw:line draw:style-name="gr5" draw:text-style-name="P7" draw:layer="layout" svg:x1="25.765cm" svg:y1="7.98cm" svg:x2="25.765cm" svg:y2="6.964cm">
          <text:p/>
        </draw:line>
        <draw:custom-shape draw:style-name="gr8" draw:text-style-name="P14" xml:id="id2" draw:id="id2" draw:layer="layout" svg:width="3.556cm" svg:height="1.778cm" svg:x="1.481cm" svg:y="11.155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81cm" svg:height="1.905cm" svg:x="1.381cm" svg:y="13.841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56cm" svg:height="1.778cm" svg:x="1.481cm" svg:y="16.455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4.778cm" svg:y1="8.892cm" svg:x2="3.259cm" svg:y2="11.155cm" draw:start-shape="id1" draw:start-glue-point="3" draw:end-shape="id2" draw:end-glue-point="4" svg:d="M4778 8892h-1519v2263" svg:viewBox="0 0 1520 2264">
          <text:p/>
        </draw:connector>
        <draw:custom-shape draw:style-name="gr7" draw:text-style-name="P10" draw:layer="layout" svg:width="3.81cm" svg:height="1.905cm" svg:x="1.381cm" svg:y="19.041cm">
          <text:p text:style-name="P1"><text:span text:style-name="T1">Name: Cold Water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.259cm" svg:y1="12.933cm" svg:x2="3.259cm" svg:y2="13.822cm">
          <text:p/>
        </draw:line>
        <draw:line draw:style-name="gr5" draw:text-style-name="P7" draw:layer="layout" svg:x1="3.259cm" svg:y1="15.727cm" svg:x2="3.259cm" svg:y2="16.489cm">
          <text:p/>
        </draw:line>
        <draw:line draw:style-name="gr5" draw:text-style-name="P7" draw:layer="layout" svg:x1="3.259cm" svg:y1="18.267cm" svg:x2="3.259cm" svg:y2="19.029cm">
          <text:p/>
        </draw:line>
        <draw:custom-shape draw:style-name="gr8" draw:text-style-name="P14" xml:id="id4" draw:id="id4" draw:layer="layout" svg:width="3.556cm" svg:height="1.778cm" svg:x="27.281cm" svg:y="11.159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81cm" svg:height="1.905cm" svg:x="27.181cm" svg:y="13.845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56cm" svg:height="1.778cm" svg:x="27.281cm" svg:y="16.459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81cm" svg:height="1.905cm" svg:x="27.181cm" svg:y="19.045cm">
          <text:p text:style-name="P1"><text:span text:style-name="T1">Name: Cold Water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9.059cm" svg:y1="12.937cm" svg:x2="29.059cm" svg:y2="13.826cm">
          <text:p/>
        </draw:line>
        <draw:line draw:style-name="gr5" draw:text-style-name="P7" draw:layer="layout" svg:x1="29.059cm" svg:y1="15.731cm" svg:x2="29.059cm" svg:y2="16.493cm">
          <text:p/>
        </draw:line>
        <draw:line draw:style-name="gr5" draw:text-style-name="P7" draw:layer="layout" svg:x1="29.059cm" svg:y1="18.271cm" svg:x2="29.059cm" svg:y2="19.033cm">
          <text:p/>
        </draw:line>
        <draw:connector draw:style-name="gr5" draw:text-style-name="P7" draw:layer="layout" svg:x1="27.797cm" svg:y1="8.81cm" svg:x2="29.059cm" svg:y2="11.159cm" draw:start-shape="id3" draw:start-glue-point="1" draw:end-shape="id4" draw:end-glue-point="4" svg:d="M27797 8810h1262v2349" svg:viewBox="0 0 1263 2350">
          <text:p/>
        </draw:connector>
        <draw:custom-shape draw:style-name="gr6" draw:text-style-name="P8" xml:id="id5" draw:id="id5" draw:layer="layout" svg:width="2.54cm" svg:height="2.413cm" svg:x="14.97cm" svg:y="11.79cm">
          <text:p text:style-name="P4"><text:span text:style-name="T5">Check if prov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6.683cm" svg:y1="9.845cm" svg:x2="14.97cm" svg:y2="12.997cm" draw:start-shape="id1" draw:start-glue-point="2" draw:end-shape="id5" draw:end-glue-point="5" svg:d="M6683 9845v3152h8287" svg:viewBox="0 0 8288 3153">
          <text:p/>
        </draw:connector>
        <draw:connector draw:style-name="gr5" draw:text-style-name="P7" draw:layer="layout" svg:x1="25.892cm" svg:y1="9.763cm" svg:x2="17.51cm" svg:y2="12.997cm" draw:start-shape="id3" draw:start-glue-point="2" draw:end-shape="id5" draw:end-glue-point="7" svg:d="M25892 9763v3234h-8382" svg:viewBox="0 0 8383 3235">
          <text:p/>
        </draw:connector>
        <draw:custom-shape draw:style-name="gr9" draw:text-style-name="P8" draw:layer="layout" svg:width="3.556cm" svg:height="3.131cm" svg:x="14.462cm" svg:y="15.49cm">
          <text:p text:style-name="P4"><text:span text:style-name="T5">IsObj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16.24cm" svg:y1="14.203cm" svg:x2="16.24cm" svg:y2="15.473cm">
          <text:p/>
        </draw:line>
        <draw:line draw:style-name="gr5" draw:text-style-name="P7" draw:layer="layout" svg:x1="16.24cm" svg:y1="9.89cm" svg:x2="16.24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09:44:54.294000000</meta:creation-date>
    <dc:date>2018-11-22T10:56:48.043000000</dc:date>
    <meta:editing-duration>PT51M42S</meta:editing-duration>
    <meta:editing-cycles>2</meta:editing-cycles>
    <meta:generator>LibreOffice/6.1.2.1$Windows_X86_64 LibreOffice_project/65905a128db06ba48db947242809d14d3f9a93fe</meta:generator>
    <meta:document-statistic meta:object-count="64"/>
  </office:meta>
</office:document-meta>
</file>